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e" fo:country="DE" style:text-underline-style="solid" style:text-underline-width="auto" style:text-underline-color="font-color" fo:font-weight="bold" officeooo:rsid="000274f2" officeooo:paragraph-rsid="000274f2" style:font-size-asian="10.5pt" style:font-weight-asian="bold" style:font-weight-complex="bold"/>
    </style:style>
    <style:style style:name="P2" style:family="paragraph" style:parent-style-name="Standard">
      <style:text-properties fo:language="de" fo:country="DE" style:text-underline-style="solid" style:text-underline-width="auto" style:text-underline-color="font-color" fo:font-weight="bold" officeooo:rsid="000420b6" officeooo:paragraph-rsid="000420b6" style:font-size-asian="10.5pt" style:font-weight-asian="bold" style:font-weight-complex="bold"/>
    </style:style>
    <style:style style:name="P3" style:family="paragraph" style:parent-style-name="Standard">
      <style:text-properties fo:language="de" fo:country="DE" style:text-underline-style="solid" style:text-underline-width="auto" style:text-underline-color="font-color" fo:font-weight="bold" officeooo:rsid="0008edb9" officeooo:paragraph-rsid="0008edb9" style:font-size-asian="10.5pt" style:font-weight-asian="bold" style:font-weight-complex="bold"/>
    </style:style>
    <style:style style:name="P4" style:family="paragraph" style:parent-style-name="Standard">
      <style:text-properties fo:language="de" fo:country="DE" style:text-underline-style="none" fo:font-weight="normal" officeooo:rsid="000274f2" officeooo:paragraph-rsid="000274f2" style:font-size-asian="10.5pt" style:font-weight-asian="normal" style:font-weight-complex="normal"/>
    </style:style>
    <style:style style:name="P5" style:family="paragraph" style:parent-style-name="Standard">
      <style:text-properties fo:language="de" fo:country="DE" style:text-underline-style="none" fo:font-weight="normal" officeooo:rsid="000870a8" officeooo:paragraph-rsid="000870a8" style:font-size-asian="10.5pt" style:font-weight-asian="normal" style:font-weight-complex="normal"/>
    </style:style>
    <style:style style:name="P6" style:family="paragraph" style:parent-style-name="Standard">
      <style:text-properties fo:language="de" fo:country="DE" style:text-underline-style="none" fo:font-weight="normal" officeooo:rsid="000420b6" officeooo:paragraph-rsid="000420b6" style:font-size-asian="10.5pt" style:font-weight-asian="normal" style:font-weight-complex="normal"/>
    </style:style>
    <style:style style:name="P7" style:family="paragraph" style:parent-style-name="Standard">
      <style:text-properties fo:language="de" fo:country="DE" style:text-underline-style="none" fo:font-weight="normal" officeooo:rsid="00045c73" officeooo:paragraph-rsid="000420b6" style:font-size-asian="10.5pt" style:font-weight-asian="normal" style:font-weight-complex="normal"/>
    </style:style>
    <style:style style:name="P8" style:family="paragraph" style:parent-style-name="Standard">
      <style:text-properties fo:language="de" fo:country="DE" style:text-underline-style="none" fo:font-weight="normal" officeooo:rsid="0008edb9" officeooo:paragraph-rsid="0008edb9" style:font-size-asian="10.5pt" style:font-weight-asian="normal" style:font-weight-complex="normal"/>
    </style:style>
    <style:style style:name="T1" style:family="text">
      <style:text-properties officeooo:rsid="000420b6"/>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45c73" style:font-weight-asian="normal" style:font-weight-complex="normal"/>
    </style:style>
    <style:style style:name="T4" style:family="text">
      <style:text-properties style:text-underline-style="none" fo:font-weight="normal" officeooo:rsid="000944f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kol<text:span text:style-name="T1">l aktueller Stand Bachelorarbeit Pia Erbrath</text:span> <text:s text:c="5"/>08/05/2018 </text:p>
      <text:p text:style-name="P4"/>
      <text:p text:style-name="P5">Teilnehmer:</text:p>
      <text:p text:style-name="P5">Pia Erbrath (Bachelor Studentin und Protokolantin)</text:p>
      <text:p text:style-name="P5">Christian Böhmel (Betreuer Unternehmen)</text:p>
      <text:p text:style-name="P5">Ferd van Odenhoven (Betreuer Universität)</text:p>
      <text:p text:style-name="P5">Christiane Holz (Prüferin Unversität)</text:p>
      <text:p text:style-name="P4"/>
      <text:p text:style-name="P6">Aktuelle Situation:</text:p>
      <text:p text:style-name="P6">Seid Ende April ist ein externer ERP Berater in der Firma. Er soll bis zum Ende des Jahres das aktuelle ERP System Scopevisio ablösen, auf dem die Studentin ursprünglich den Prozess zum elektronischen unterschreiben von Dokumenten implementieren sollte. Aufgrund der Tatsache, dass frühestens Ende Juni feststeht welches neue ERP System es wird (aufgrund von audführlicher Aufnahme der benötigten Funktionalitäten, Vergleichen und Verhandlungen) und die Jahreslizenzkosten für die Programme zum Unterschreiben oft über 5 000€ liegen, was zu teuer wäre für nur eine einmalige Nutzung, muss man jetzt schauen wie es weiter geht.</text:p>
      <text:p text:style-name="P6"/>
      <text:p text:style-name="P6">Möglichkeiten:</text:p>
      <text:p text:style-name="P6">1. Die Bachelorarbeit aufhören und zum neuen Semester mit einem neuen Thema anfangen.</text:p>
      <text:p text:style-name="P6">2. Altes ERP System nutzen und schauen ob man einen Testlizenz für Systeme zum Unterschreiben bekommt.</text:p>
      <text:p text:style-name="P6">3. ERP System simulieren duch eine API und schauen ob man einen Testlizenz für Systeme zum Unterschreiben bekommt.</text:p>
      <text:p text:style-name="P6"/>
      <text:p text:style-name="P6">Weiter Fakten:</text:p>
      <text:p text:style-name="P6">Zu 1.: Bis jetzt ist schon viel gemacht worden für die Bachelorarbeit und for die Studentin ist es deswegen keine Option.</text:p>
      <text:p text:style-name="P6">Zu 2.: Aufgrund von keiner Antwort und manglender Dokumentation der API des alten ERP Systems, ist nicht klar wie man an die Dokumente herankommt und die anderen benötigten Daten.</text:p>
      <text:p text:style-name="P6">Zu 3.: Wäre ein Proof-of-Concept, was auch potentiellen Kunden gezeigt werden könnte</text:p>
      <text:p text:style-name="P6"/>
      <text:p text:style-name="P6">Entscheidung:</text:p>
      <text:p text:style-name="P2"><text:span text:style-name="T2">Es wurde beschlossen Möglichkeit 3 umzusetzen, </text:span><text:span text:style-name="T3">was auch der Firma zusagen würde.</text:span><text:span text:style-name="T2"> Hier gibt es die Option </text:span><text:span text:style-name="T3">dies nach dem Design nicht unbedingt zu Implementieren, sondern eine detailierte Implementierungs-Empfhlung zu geben. Desweitern wurde beschlossen, dass eine Zeitverlängerung gewährt wird und die Prüfer bestimmen, wann der Bericht abgegeben wird. </text:span><text:span text:style-name="T4">Dies heißt einen Präsentationstermin so spät wie möglich bekommen inerhalb des gesetzten Rahmens und eine spätestmögliche Berichtsabgabe zu beantragen von Herr van Odenhoven als Universitäts Betreuer.</text:span></text:p>
      <text:p text:style-name="P7"/>
      <text:p text:style-name="P3"><text:span text:style-name="T3">Z</text:span><text:span text:style-name="T2">u klären:</text:span></text:p>
      <text:p text:style-name="P8">Die komplexität des simulierten ERP Systems muss noch durchgesprochen und geprüft werden. Diesbezüglich wird noch Rücksprache gehalten werden, wenn es festste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4:46:56.232651647</meta:creation-date>
    <dc:date>2018-05-09T10:26:26.089679331</dc:date>
    <meta:editing-duration>PT5M29S</meta:editing-duration>
    <meta:editing-cycles>4</meta:editing-cycles>
    <meta:generator>LibreOffice/5.1.6.2$Linux_X86_64 LibreOffice_project/10m0$Build-2</meta:generator>
    <meta:document-statistic meta:table-count="0" meta:image-count="0" meta:object-count="0" meta:page-count="1" meta:paragraph-count="20" meta:word-count="331" meta:character-count="2341" meta:non-whitespace-character-count="2024"/>
  </office:meta>
</office:document-meta>
</file>